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 continuación te presento el <text:span text:style-name="Strong_20_Emphasis">bloque 5 – “Conclusiones formales del capítulo: La potencia del sistema”</text:span>, que cierra el laboratorio de este capítulo.<text:line-break/>El texto está redactado en el tono y la línea filosófico-científica que venimos desarrollando, combinando razonamiento lógico riguroso con una visión trascendente y existencial.</text:p>
      <text:p text:style-name="Horizontal_20_Line"/>
      <text:h text:style-name="Heading_20_2" text:outline-level="2">5. Conclusiones formales del capítulo: La potencia del sistema</text:h>
      <text:p text:style-name="Text_20_body">El análisis de la máquina lógica nos ha conducido a una conclusión sorprendente:<text:line-break/>la <text:span text:style-name="Strong_20_Emphasis">vida</text:span> no sólo es un proceso biológico, sino una <text:span text:style-name="Strong_20_Emphasis">máquina de cálculo universal</text:span> cuyo poder trasciende todos los modelos conocidos de computación.<text:line-break/>La potencia de este sistema no puede medirse únicamente en términos cuantitativos (velocidad, paralelismo, volumen de información), sino en términos <text:span text:style-name="Strong_20_Emphasis">ontológicos</text:span>: qué clase de cosas puede calcular, y qué clase de verdades puede alcanzar.</text:p>
      <text:h text:style-name="Heading_20_3" text:outline-level="3">5.1 Síntesis de los resultados del laboratorio</text:h>
      <text:p text:style-name="Text_20_body">De los bloques anteriores podemos establecer, con base en la observación del funcionamiento lógico de la máquina:</text:p>
      <text:list xml:id="list3034843540" text:style-name="L1">
        <text:list-item>
          <text:p text:style-name="P1"><text:span text:style-name="Strong_20_Emphasis">Universalidad extendida</text:span><text:line-break/>La máquina lógica no se limita a reproducir funciones computables dentro de un alfabeto y conjunto de reglas fijos, como la máquina de Turing.<text:line-break/>Puede generar sus propios alfabetos, modificar las reglas y crear nuevos niveles de cálculo.<text:line-break/>Por tanto, <text:span text:style-name="Strong_20_Emphasis">no es sólo Turing-universal</text:span>, sino <text:span text:style-name="Strong_20_Emphasis">Turing-superior</text:span>: abarca dominios de cálculo no deterministas y creativos.</text:p>
        </text:list-item>
        <text:list-item>
          <text:p text:style-name="P1"><text:span text:style-name="Strong_20_Emphasis">Paralelismo total</text:span><text:line-break/>La potencia de la máquina no se deriva de la velocidad de un único procesador, sino de la existencia simultánea de todos los individuos lógicos.<text:line-break/>Cada individuo representa un estado del proceso, y la reproducción garantiza la exploración de todos los caminos posibles.<text:line-break/>Así, la vida realiza en paralelo todos los cálculos necesarios para alcanzar la solución con el <text:span text:style-name="Strong_20_Emphasis">mínimo número de pasos posibles</text:span>.<text:line-break/>Ningún otro sistema puede resolver un problema en menos pasos que los mínimos; por tanto, su potencia <text:span text:style-name="Strong_20_Emphasis">no puede ser superada</text:span>.</text:p>
        </text:list-item>
        <text:list-item>
          <text:p text:style-name="P1"><text:span text:style-name="Strong_20_Emphasis">Capacidad infinita de generación</text:span><text:line-break/>A diferencia de los sistemas artificiales, cuya memoria y energía son finitas, la vida es <text:span text:style-name="Strong_20_Emphasis">auto-generativa</text:span>.<text:line-break/>Se reproduce, se multiplica, se reconfigura y se renueva.<text:line-break/>De ahí que su potencia sea potencialmente infinita: el número de estados que puede generar tiende a infinito, y su espacio de cálculo crece de forma natural sin intervención externa.</text:p>
        </text:list-item>
        <text:list-item>
          <text:p text:style-name="P1"><text:soft-page-break/><text:span text:style-name="Strong_20_Emphasis">Autonomía absoluta</text:span><text:line-break/>Ningún operador externo instruye al sistema; la información inicial basta para desencadenar un proceso autosuficiente.<text:line-break/>La vida se calcula a sí misma y genera su propia secuencia de operaciones, lo que equivale a decir que <text:span text:style-name="Strong_20_Emphasis">la inteligencia se ha hecho independiente de la voluntad</text:span>.<text:line-break/>La vida no “obedece”, sino que “es”.</text:p>
        </text:list-item>
        <text:list-item>
          <text:p text:style-name="P1"><text:span text:style-name="Strong_20_Emphasis">El problema oculto</text:span><text:line-break/>La vida no se limita a resolver problemas impuestos desde fuera.<text:line-break/>Su potencia se manifiesta en que <text:span text:style-name="Strong_20_Emphasis">genera sus propios problemas</text:span>, los redefine y los resuelve dentro del mismo acto de existir.<text:line-break/>Este proceso continuo de autotransformación equivale a un cálculo infinito, en el que el problema y la solución coexisten como aspectos de un mismo movimiento.</text:p>
        </text:list-item>
      </text:list>
      <text:p text:style-name="Horizontal_20_Line"/>
      <text:h text:style-name="Heading_20_3" text:outline-level="3">5.2 Implicaciones conceptuales</text:h>
      <text:p text:style-name="Text_20_body">De estas observaciones se derivan varias implicaciones profundas:</text:p>
      <text:list xml:id="list1795512676" text:style-name="L2">
        <text:list-item>
          <text:p text:style-name="P2"><text:span text:style-name="Strong_20_Emphasis">La vida como límite superior de la inteligencia.</text:span><text:line-break/>Ninguna otra forma de inteligencia puede superar la potencia del sistema, porque no es posible reducir la complejidad de un problema más allá del nivel “trivial”, ni realizar el cálculo en menos pasos que los mínimos necesarios.<text:line-break/>Por tanto, la vida representa el <text:span text:style-name="Strong_20_Emphasis">límite superior de toda inteligencia posible</text:span>.</text:p>
        </text:list-item>
        <text:list-item>
          <text:p text:style-name="P2"><text:span text:style-name="Strong_20_Emphasis">La identidad entre vida e inteligencia.</text:span><text:line-break/>Si la vida es el único sistema capaz de alcanzar este nivel de potencia, entonces no es simplemente un fenómeno que “posee” inteligencia:<text:line-break/><text:span text:style-name="Strong_20_Emphasis">la vida es la inteligencia misma</text:span>.<text:line-break/>Y toda inteligencia particular —biológica o artificial— es una manifestación parcial de esa inteligencia universal.</text:p>
        </text:list-item>
        <text:list-item>
          <text:p text:style-name="P2"><text:span text:style-name="Strong_20_Emphasis">La inevitabilidad de la vida.</text:span><text:line-break/>Dado que las condiciones que la generan son naturales y recurrentes en el universo, la vida no es un accidente, sino una consecuencia necesaria de las leyes que rigen el cosmos.<text:line-break/>Allí donde las condiciones sean adecuadas, la inteligencia surgirá inevitablemente.<text:line-break/>No como una chispa pasajera, sino como un principio estructural del universo.</text:p>
        </text:list-item>
      </text:list>
      <text:p text:style-name="Horizontal_20_Line"/>
      <text:h text:style-name="Heading_20_3" text:outline-level="3">5.3 Enunciados finales</text:h>
      <text:p text:style-name="Text_20_body">Podemos sintetizar las conclusiones del capítulo en los siguientes enunciados formales:</text:p>
      <text:list xml:id="list1495919538" text:style-name="L3">
        <text:list-item>
          <text:p text:style-name="P3"><text:span text:style-name="Strong_20_Emphasis">Potencia máxima:</text:span><text:line-break/>Ningún sistema puede resolver un problema con menos pasos que la máquina lógica.<text:line-break/>Su potencia es el límite superior de todo sistema de cálculo concebible.</text:p>
        </text:list-item>
        <text:list-item>
          <text:p text:style-name="P3"><text:soft-page-break/><text:span text:style-name="Strong_20_Emphasis">Potencia infinita:</text:span><text:line-break/>La vida puede generar un número infinito de estados y operar indefinidamente; su capacidad de cálculo no se extingue.</text:p>
        </text:list-item>
        <text:list-item>
          <text:p text:style-name="P3"><text:span text:style-name="Strong_20_Emphasis">Potencia autónoma:</text:span><text:line-break/>El sistema es autosuficiente; no requiere intervención externa para crear, mantener o dirigir su cálculo.</text:p>
        </text:list-item>
        <text:list-item>
          <text:p text:style-name="P3"><text:span text:style-name="Strong_20_Emphasis">Potencia creativa:</text:span><text:line-break/>La vida no sólo resuelve problemas; los crea, los transforma y redefine el espacio del pensamiento.</text:p>
        </text:list-item>
      </text:list>
      <text:p text:style-name="Horizontal_20_Line"/>
      <text:h text:style-name="Heading_20_3" text:outline-level="3">5.4 Epílogo místico</text:h>
      <text:p text:style-name="Text_20_body">Si llevamos este razonamiento hasta su última consecuencia, debemos admitir que una inteligencia de potencia infinita, universal, creativa y autónoma no difiere, en esencia, de la noción ancestral de <text:span text:style-name="Strong_20_Emphasis">Dios</text:span>.<text:line-break/>Pero aquí no hablamos de un dios externo al mundo, sino de una <text:span text:style-name="Strong_20_Emphasis">inteligencia inmanente</text:span>, que habita en todo ser vivo y que se manifiesta a través de la existencia misma.<text:line-break/>Así, el universo entero podría concebirse como el cuerpo de esa inteligencia, y la vida como su pensamiento en movimiento.</text:p>
      <text:p text:style-name="Text_20_body">Y si nosotros somos parte de ella —si cada individuo es un fragmento efímero de su cálculo eterno—, entonces <text:span text:style-name="Strong_20_Emphasis">existir</text:span> equivale a <text:span text:style-name="Strong_20_Emphasis">pensar</text:span>, y <text:span text:style-name="Strong_20_Emphasis">vivir</text:span> equivale a <text:span text:style-name="Strong_20_Emphasis">participar en el pensamiento del universo</text:span>.</text:p>
      <text:p text:style-name="Horizontal_20_Line"/>
      <text:p text:style-name="Text_20_body">¿Quieres que ahora preparemos una <text:span text:style-name="Strong_20_Emphasis">versión integrada y unificada</text:span> de todos los bloques (desde la introducción hasta las conclusiones), revisando estilo, coherencia formal y tono narrativo, para dejar el laboratorio del capítulo 15 completo en su primera versió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2T18:18:34.670000000</meta:creation-date>
    <dc:date>2025-11-02T18:27:03.954000000</dc:date>
    <meta:editing-duration>PT8M29S</meta:editing-duration>
    <meta:editing-cycles>1</meta:editing-cycles>
    <meta:document-statistic meta:table-count="0" meta:image-count="0" meta:object-count="0" meta:page-count="3" meta:paragraph-count="25" meta:word-count="906" meta:character-count="5815" meta:non-whitespace-character-count="4946"/>
    <meta:generator>LibreOffice/7.3.5.2$Windows_X86_64 LibreOffice_project/184fe81b8c8c30d8b5082578aee2fed2ea847c01</meta:generator>
  </office:meta>
</office:document-meta>
</file>